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83cm" fo:min-width="8.136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5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18cm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textarea-horizontal-align="justify" draw:textarea-vertical-align="middle" draw:auto-grow-height="false" fo:min-height="0.064cm" fo:min-width="0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2.259cm"/>
    </style:style>
    <style:style style:name="gr13" style:family="graphic" style:parent-style-name="standard">
      <style:graphic-properties draw:textarea-horizontal-align="justify" draw:textarea-vertical-align="middle" draw:auto-grow-height="false" fo:min-height="1.147cm" fo:min-width="1.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1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8.767cm" fo:min-width="13.0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0.926cm" fo:min-width="22.104cm"/>
    </style:style>
    <style:style style:name="gr20" style:family="graphic" style:parent-style-name="standard">
      <style:graphic-properties draw:textarea-horizontal-align="justify" draw:textarea-vertical-align="middle" draw:auto-grow-height="false" fo:min-height="1.147cm" fo:min-width="1.018cm"/>
    </style:style>
    <style:style style:name="gr21" style:family="graphic" style:parent-style-name="standard">
      <style:graphic-properties draw:textarea-horizontal-align="justify" draw:textarea-vertical-align="middle" draw:auto-grow-height="false" fo:min-height="1.147cm" fo:min-width="1.426cm"/>
    </style:style>
    <style:style style:name="gr22" style:family="graphic" style:parent-style-name="standard" style:list-style-name="L1">
      <style:graphic-properties draw:stroke="solid" draw:stroke-dash="Dashed_20__28_var_29__20_1" svg:stroke-width="0.035cm" svg:stroke-color="#000000" draw:marker-start-width="0.252cm" draw:marker-start-center="false" draw:marker-end-width="0.252cm" draw:marker-end-center="false" draw:fill="none" draw:fill-color="#dddddd" draw:fill-image-width="0cm" draw:fill-image-height="0cm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.035cm" svg:stroke-color="#000000" draw:marker-start-width="0.252cm" draw:marker-start-center="false" draw:marker-end-width="0.252cm" draw:marker-end-center="false" draw:fill="none" draw:fill-color="#dddddd" draw:fill-image-width="0cm" draw:fill-image-height="0cm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style:text-position="0% 100%"/>
    </style:style>
    <style:style style:name="P6" style:family="paragraph">
      <loext:graphic-properties draw:fill="none" draw:fill-color="#dddddd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text-position="0% 100%"/>
    </style:style>
    <style:style style:name="T4" style:family="text">
      <style:text-properties style:text-position="-33% 58%" style:font-name="Liberation Sans" style:font-name-asian="Liberation Sans3" style:font-name-complex="Liberation Sans3"/>
    </style:style>
    <style:style style:name="T5" style:family="text">
      <style:text-properties style:text-position="0% 100%" style:font-name="Liberation Sans3" style:font-name-asian="Liberation Sans3" style:font-name-complex="Liberation Sans3"/>
    </style:style>
    <style:style style:name="T6" style:family="text">
      <style:text-properties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5.08cm" svg:x="1cm" svg:y="6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27cm" svg:x="3.54cm" svg:y="1.689cm">
          <text:p text:style-name="P2">C<text:span text:style-name="T1">S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27cm" svg:x="9.96cm" svg:y="6.12cm">
          <text:p text:style-name="P2">C<text:span text:style-name="T1">GRA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7cm" svg:height="1.27cm" svg:x="1cm" svg:y="1.449cm">
          <draw:text-box>
            <text:p text:style-name="P2">I<text:span text:style-name="T1">left</text:span></text:p>
          </draw:text-box>
        </draw:frame>
        <draw:frame draw:style-name="gr3" draw:text-style-name="P3" draw:layer="layout" svg:width="1.397cm" svg:height="1.27cm" svg:x="0.948cm" svg:y="3.834cm">
          <draw:text-box>
            <text:p text:style-name="P2">I<text:span text:style-name="T1">right</text:span></text:p>
          </draw:text-box>
        </draw:frame>
        <draw:line draw:style-name="gr4" draw:text-style-name="P1" draw:layer="layout" svg:x1="2.27cm" svg:y1="2.089cm" svg:x2="3.54cm" svg:y2="2.089cm">
          <text:p/>
        </draw:line>
        <draw:line draw:style-name="gr4" draw:text-style-name="P1" draw:layer="layout" svg:x1="2.905cm" svg:y1="3.994cm" svg:x2="3.54cm" svg:y2="3.994cm">
          <text:p/>
        </draw:line>
        <draw:line draw:style-name="gr5" draw:text-style-name="P1" draw:layer="layout" svg:x1="2.905cm" svg:y1="4.008cm" svg:x2="2.905cm" svg:y2="2.103cm">
          <text:p/>
        </draw:line>
        <draw:custom-shape draw:style-name="gr6" draw:text-style-name="P4" draw:layer="layout" svg:width="0.127cm" svg:height="0.127cm" svg:x="2.848cm" svg:y="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27cm" svg:y1="4.464cm" svg:x2="3.54cm" svg:y2="4.464cm">
          <text:p/>
        </draw:line>
        <draw:custom-shape draw:style-name="gr6" draw:text-style-name="P4" draw:layer="layout" svg:width="0.127cm" svg:height="0.127cm" svg:x="2.462cm" svg:y="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524cm" svg:y1="4.469cm" svg:x2="2.524cm" svg:y2="2.564cm">
          <text:p/>
        </draw:line>
        <draw:circle draw:style-name="gr7" draw:text-style-name="P2" draw:layer="layout" svg:width="0.381cm" svg:height="0.381cm" draw:transform="rotate (-3.14159265358979) translate (3.097cm 2.776cm)" draw:kind="arc" draw:start-angle="180" draw:end-angle="0">
          <text:p/>
        </draw:circle>
        <draw:line draw:style-name="gr4" draw:text-style-name="P1" draw:layer="layout" svg:x1="3.083cm" svg:y1="2.586cm" svg:x2="3.54cm" svg:y2="2.586cm">
          <text:p/>
        </draw:line>
        <draw:line draw:style-name="gr8" draw:text-style-name="P1" draw:layer="layout" svg:x1="2.524cm" svg:y1="2.578cm" svg:x2="2.73cm" svg:y2="2.578cm">
          <text:p/>
        </draw:line>
        <draw:custom-shape draw:style-name="gr9" draw:text-style-name="P2" draw:layer="layout" svg:width="0.942cm" svg:height="0.942cm" draw:transform="rotate (-1.5707963267949) translate (7.33cm 1.8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942cm" svg:height="0.942cm" draw:transform="rotate (-1.5707963267949) translate (7.331cm 3.7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5.572cm" svg:y1="2.324cm" svg:x2="6.388cm" svg:y2="2.324cm">
          <text:p/>
        </draw:line>
        <draw:line draw:style-name="gr4" draw:text-style-name="P1" draw:layer="layout" svg:x1="5.572cm" svg:y1="4.229cm" svg:x2="6.388cm" svg:y2="4.229cm">
          <text:p/>
        </draw:line>
        <draw:frame draw:style-name="gr10" draw:text-style-name="P3" draw:layer="layout" svg:width="0.889cm" svg:height="0.962cm" svg:x="6.341cm" svg:y="1cm">
          <draw:text-box>
            <text:p text:style-name="P2"><text:span text:style-name="T2">α</text:span></text:p>
          </draw:text-box>
        </draw:frame>
        <draw:frame draw:style-name="gr10" draw:text-style-name="P3" draw:layer="layout" svg:width="1.524cm" svg:height="0.962cm" svg:x="6.08cm" svg:y="4.61cm">
          <draw:text-box>
            <text:p text:style-name="P2"><text:span text:style-name="T2">1-α</text:span></text:p>
          </draw:text-box>
        </draw:frame>
        <draw:custom-shape draw:style-name="gr11" draw:text-style-name="P2" draw:layer="layout" svg:width="0.889cm" svg:height="0.889cm" svg:x="8.173cm" svg:y="1.87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33cm" svg:y1="2.324cm" svg:x2="8.166cm" svg:y2="2.324cm">
          <text:p/>
        </draw:line>
        <draw:line draw:style-name="gr8" draw:text-style-name="P1" draw:layer="layout" svg:x1="7.296cm" svg:y1="4.229cm" svg:x2="8.62cm" svg:y2="4.229cm">
          <text:p/>
        </draw:line>
        <draw:line draw:style-name="gr4" draw:text-style-name="P1" draw:layer="layout" svg:x1="8.62cm" svg:y1="4.229cm" svg:x2="8.62cm" svg:y2="2.762cm">
          <text:p/>
        </draw:line>
        <draw:custom-shape draw:style-name="gr12" draw:text-style-name="P2" draw:layer="layout" svg:width="2.759cm" svg:height="2.54cm" svg:x="10.56cm" svg:y="1.489cm">
          <text:p text:style-name="P2">Guided</text:p>
          <text:p text:style-name="P2">Image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074cm" svg:y1="2.324cm" svg:x2="10.56cm" svg:y2="2.324cm">
          <text:p/>
        </draw:line>
        <draw:line draw:style-name="gr8" draw:text-style-name="P1" draw:layer="layout" svg:x1="2.905cm" svg:y1="3.264cm" svg:x2="8.431cm" svg:y2="3.264cm">
          <text:p/>
        </draw:line>
        <draw:circle draw:style-name="gr7" draw:text-style-name="P2" draw:layer="layout" svg:width="0.381cm" svg:height="0.381cm" draw:transform="rotate (-3.14159265358979) translate (8.812cm 3.466cm)" draw:kind="arc" draw:start-angle="180" draw:end-angle="0">
          <text:p/>
        </draw:circle>
        <draw:line draw:style-name="gr4" draw:text-style-name="P1" draw:layer="layout" svg:x1="8.812cm" svg:y1="3.264cm" svg:x2="10.56cm" svg:y2="3.264cm">
          <text:p/>
        </draw:line>
        <draw:line draw:style-name="gr4" draw:text-style-name="P1" draw:layer="layout" svg:x1="13.319cm" svg:y1="2.763cm" svg:x2="14.462cm" svg:y2="2.763cm">
          <text:p/>
        </draw:line>
        <draw:custom-shape draw:style-name="gr13" draw:text-style-name="P2" draw:layer="layout" svg:width="2.28cm" svg:height="1.397cm" svg:x="14.468cm" svg:y="2.07cm">
          <text:p text:style-name="P2">mi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748cm" svg:y1="2.805cm" svg:x2="17.891cm" svg:y2="2.805cm">
          <text:p/>
        </draw:line>
        <draw:frame draw:style-name="gr14" draw:text-style-name="P3" draw:layer="layout" svg:width="4.445cm" svg:height="0.962cm" svg:x="17.891cm" svg:y="2.313cm">
          <draw:text-box>
            <text:p text:style-name="P2">Disparity Map</text:p>
          </draw:text-box>
        </draw:frame>
        <draw:custom-shape draw:style-name="gr2" draw:text-style-name="P2" draw:layer="layout" svg:width="2.032cm" svg:height="1.27cm" svg:x="1cm" svg:y="6.12cm">
          <text:p text:style-name="P2">C<text:span text:style-name="T1">SA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89cm" svg:height="0.889cm" svg:x="5.372cm" svg:y="8.869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3.74cm" svg:height="1.114cm" svg:x="1.243cm" svg:y="9.73cm">
          <draw:text-box>
            <text:p text:style-name="P2">I<text:span text:style-name="T1">right</text:span><text:span text:style-name="T3">(x+d,y,i)</text:span></text:p>
          </draw:text-box>
        </draw:frame>
        <draw:frame draw:style-name="gr3" draw:text-style-name="P3" draw:layer="layout" svg:width="2.667cm" svg:height="1.27cm" svg:x="2.112cm" svg:y="7.825cm">
          <draw:text-box>
            <text:p text:style-name="P2">I<text:span text:style-name="T1">left</text:span><text:span text:style-name="T3">(x,y,i)</text:span></text:p>
          </draw:text-box>
        </draw:frame>
        <draw:line draw:style-name="gr8" draw:text-style-name="P1" draw:layer="layout" svg:x1="4.692cm" svg:y1="8.36cm" svg:x2="5.81cm" svg:y2="8.36cm">
          <text:p/>
        </draw:line>
        <draw:line draw:style-name="gr8" draw:text-style-name="P1" draw:layer="layout" svg:x1="4.705cm" svg:y1="10.265cm" svg:x2="5.81cm" svg:y2="10.265cm">
          <text:p/>
        </draw:line>
        <draw:line draw:style-name="gr4" draw:text-style-name="P1" draw:layer="layout" svg:x1="5.81cm" svg:y1="8.36cm" svg:x2="5.81cm" svg:y2="8.868cm">
          <text:p/>
        </draw:line>
        <draw:line draw:style-name="gr4" draw:text-style-name="P1" draw:layer="layout" svg:x1="5.81cm" svg:y1="10.265cm" svg:x2="5.81cm" svg:y2="9.757cm">
          <text:p/>
        </draw:line>
        <draw:line draw:style-name="gr4" draw:text-style-name="P1" draw:layer="layout" svg:x1="6.261cm" svg:y1="9.316cm" svg:x2="7.08cm" svg:y2="9.326cm">
          <text:p/>
        </draw:line>
        <draw:custom-shape draw:style-name="gr16" draw:text-style-name="P2" draw:layer="layout" svg:width="1.27cm" svg:height="1.27cm" svg:x="7.08cm" svg:y="8.698cm">
          <text:p text:style-name="P2">| . |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35cm" svg:y1="9.312cm" svg:x2="9.169cm" svg:y2="9.322cm">
          <text:p/>
        </draw:line>
        <draw:custom-shape draw:style-name="gr2" draw:text-style-name="P2" draw:layer="layout" svg:width="2.032cm" svg:height="1.27cm" svg:x="3.54cm" svg:y="3.594cm">
          <text:p text:style-name="P2">C<text:span text:style-name="T1">GRAD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3.519cm" svg:height="9.017cm" svg:x="9.96cm" svg:y="6.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89cm" svg:height="0.889cm" svg:x="15.391cm" svg:y="8.90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3.942cm" svg:height="1.114cm" svg:x="11.312cm" svg:y="9.763cm">
          <draw:text-box>
            <text:p text:style-name="P2">I<text:span text:style-name="T1">left</text:span><text:span text:style-name="T3">(x+1,y,i)</text:span></text:p>
          </draw:text-box>
        </draw:frame>
        <draw:frame draw:style-name="gr3" draw:text-style-name="P3" draw:layer="layout" svg:width="3.738cm" svg:height="1.27cm" svg:x="11.412cm" svg:y="7.858cm">
          <draw:text-box>
            <text:p text:style-name="P2">I<text:span text:style-name="T1">left</text:span><text:span text:style-name="T3">(x-1,y,i)</text:span></text:p>
          </draw:text-box>
        </draw:frame>
        <draw:line draw:style-name="gr8" draw:text-style-name="P1" draw:layer="layout" svg:x1="14.711cm" svg:y1="8.393cm" svg:x2="15.829cm" svg:y2="8.393cm">
          <text:p/>
        </draw:line>
        <draw:line draw:style-name="gr8" draw:text-style-name="P1" draw:layer="layout" svg:x1="14.724cm" svg:y1="10.298cm" svg:x2="15.829cm" svg:y2="10.298cm">
          <text:p/>
        </draw:line>
        <draw:line draw:style-name="gr4" draw:text-style-name="P1" draw:layer="layout" svg:x1="15.829cm" svg:y1="8.393cm" svg:x2="15.829cm" svg:y2="8.901cm">
          <text:p/>
        </draw:line>
        <draw:line draw:style-name="gr4" draw:text-style-name="P1" draw:layer="layout" svg:x1="15.829cm" svg:y1="10.298cm" svg:x2="15.829cm" svg:y2="9.79cm">
          <text:p/>
        </draw:line>
        <draw:line draw:style-name="gr4" draw:text-style-name="P1" draw:layer="layout" svg:x1="19.913cm" svg:y1="11.241cm" svg:x2="20.732cm" svg:y2="11.251cm">
          <text:p/>
        </draw:line>
        <draw:custom-shape draw:style-name="gr16" draw:text-style-name="P2" draw:layer="layout" svg:width="1.27cm" svg:height="1.27cm" svg:x="20.732cm" svg:y="10.623cm">
          <text:p text:style-name="P2">| . |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002cm" svg:y1="11.237cm" svg:x2="22.821cm" svg:y2="11.247cm">
          <text:p/>
        </draw:line>
        <draw:custom-shape draw:style-name="gr11" draw:text-style-name="P2" draw:layer="layout" svg:width="0.889cm" svg:height="0.889cm" svg:x="15.428cm" svg:y="12.71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7cm" svg:height="1.27cm" svg:x="10.397cm" svg:y="13.573cm">
          <draw:text-box>
            <text:p text:style-name="P2">I<text:span text:style-name="T1">right</text:span><text:span text:style-name="T3">(x+d+1,y,i)</text:span></text:p>
          </draw:text-box>
        </draw:frame>
        <draw:frame draw:style-name="gr18" draw:text-style-name="P3" draw:layer="layout" svg:width="4.473cm" svg:height="1.825cm" svg:x="10.497cm" svg:y="11.668cm">
          <draw:text-box>
            <text:p text:style-name="P2">I<text:span text:style-name="T1">right</text:span><text:span text:style-name="T3">(x+d-1,y,i)</text:span></text:p>
          </draw:text-box>
        </draw:frame>
        <draw:line draw:style-name="gr8" draw:text-style-name="P1" draw:layer="layout" svg:x1="14.748cm" svg:y1="12.203cm" svg:x2="15.866cm" svg:y2="12.203cm">
          <text:p/>
        </draw:line>
        <draw:line draw:style-name="gr8" draw:text-style-name="P1" draw:layer="layout" svg:x1="14.761cm" svg:y1="14.108cm" svg:x2="15.866cm" svg:y2="14.108cm">
          <text:p/>
        </draw:line>
        <draw:line draw:style-name="gr4" draw:text-style-name="P1" draw:layer="layout" svg:x1="15.866cm" svg:y1="12.203cm" svg:x2="15.866cm" svg:y2="12.711cm">
          <text:p/>
        </draw:line>
        <draw:line draw:style-name="gr4" draw:text-style-name="P1" draw:layer="layout" svg:x1="15.866cm" svg:y1="14.108cm" svg:x2="15.866cm" svg:y2="13.6cm">
          <text:p/>
        </draw:line>
        <draw:custom-shape draw:style-name="gr11" draw:text-style-name="P2" draw:layer="layout" svg:width="0.889cm" svg:height="0.889cm" svg:x="19.023cm" svg:y="10.808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281cm" svg:y1="9.357cm" svg:x2="17.399cm" svg:y2="9.357cm">
          <text:p/>
        </draw:line>
        <draw:line draw:style-name="gr8" draw:text-style-name="P1" draw:layer="layout" svg:x1="16.324cm" svg:y1="13.163cm" svg:x2="17.429cm" svg:y2="13.163cm">
          <text:p/>
        </draw:line>
        <draw:line draw:style-name="gr4" draw:text-style-name="P1" draw:layer="layout" svg:x1="19.461cm" svg:y1="9.353cm" svg:x2="19.461cm" svg:y2="10.807cm">
          <text:p/>
        </draw:line>
        <draw:line draw:style-name="gr4" draw:text-style-name="P1" draw:layer="layout" svg:x1="19.461cm" svg:y1="13.163cm" svg:x2="19.461cm" svg:y2="11.696cm">
          <text:p/>
        </draw:line>
        <draw:custom-shape draw:style-name="gr9" draw:text-style-name="P2" draw:layer="layout" svg:width="0.942cm" svg:height="0.942cm" draw:transform="rotate (-1.5707963267949) translate (18.346cm 8.8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942cm" svg:height="0.942cm" draw:transform="rotate (-1.5707963267949) translate (18.371cm 12.6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1.397cm" svg:height="0.962cm" svg:x="17.214cm" svg:y="8.078cm">
          <draw:text-box>
            <text:p text:style-name="P2"><text:span text:style-name="T2">0.5</text:span></text:p>
          </draw:text-box>
        </draw:frame>
        <draw:frame draw:style-name="gr10" draw:text-style-name="P3" draw:layer="layout" svg:width="0.889cm" svg:height="0.962cm" svg:x="15.778cm" svg:y="8.083cm">
          <draw:text-box>
            <text:p text:style-name="P2"><text:span text:style-name="T2">-</text:span></text:p>
          </draw:text-box>
        </draw:frame>
        <draw:frame draw:style-name="gr10" draw:text-style-name="P3" draw:layer="layout" svg:width="1.397cm" svg:height="0.962cm" svg:x="17.296cm" svg:y="11.89cm">
          <draw:text-box>
            <text:p text:style-name="P2"><text:span text:style-name="T2">0.5</text:span></text:p>
          </draw:text-box>
        </draw:frame>
        <draw:frame draw:style-name="gr10" draw:text-style-name="P3" draw:layer="layout" svg:width="0.889cm" svg:height="0.962cm" svg:x="15.779cm" svg:y="11.909cm">
          <draw:text-box>
            <text:p text:style-name="P2"><text:span text:style-name="T2">-</text:span></text:p>
          </draw:text-box>
        </draw:frame>
        <draw:line draw:style-name="gr8" draw:text-style-name="P1" draw:layer="layout" svg:x1="18.343cm" svg:y1="9.353cm" svg:x2="19.461cm" svg:y2="9.353cm">
          <text:p/>
        </draw:line>
        <draw:line draw:style-name="gr8" draw:text-style-name="P1" draw:layer="layout" svg:x1="18.356cm" svg:y1="13.163cm" svg:x2="19.461cm" svg:y2="13.163cm">
          <text:p/>
        </draw:line>
        <draw:frame draw:style-name="gr10" draw:text-style-name="P3" draw:layer="layout" svg:width="0.889cm" svg:height="0.962cm" svg:x="19.379cm" svg:y="11.439cm">
          <draw:text-box>
            <text:p text:style-name="P2"><text:span text:style-name="T2">-</text:span></text:p>
          </draw:text-box>
        </draw:frame>
        <draw:custom-shape draw:style-name="gr12" draw:text-style-name="P2" draw:layer="layout" svg:width="2.759cm" svg:height="2.54cm" svg:x="1.003cm" svg:y="16.24cm">
          <text:p text:style-name="P2">Guided</text:p>
          <text:p text:style-name="P2">Image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2.604cm" svg:height="11.176cm" svg:x="1.002cm" svg:y="16.2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7cm" svg:height="1.27cm" svg:x="1.481cm" svg:y="19.326cm">
          <draw:text-box>
            <text:p text:style-name="P2">I<text:span text:style-name="T1">left</text:span></text:p>
          </draw:text-box>
        </draw:frame>
        <draw:frame draw:style-name="gr14" draw:text-style-name="P3" draw:layer="layout" svg:width="0.889cm" svg:height="0.962cm" svg:x="1.708cm" svg:y="21.472cm">
          <draw:text-box>
            <text:p text:style-name="P2">P</text:p>
          </draw:text-box>
        </draw:frame>
        <draw:custom-shape draw:style-name="gr20" draw:text-style-name="P2" draw:layer="layout" svg:width="1.518cm" svg:height="1.397cm" svg:x="4.054cm" svg:y="19.288cm">
          <text:p text:style-name="P2"><text:span text:style-name="T2">μ</text:span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518cm" svg:height="1.397cm" svg:x="4.054cm" svg:y="21.288cm">
          <text:p text:style-name="P2"><text:span text:style-name="T2">μ</text:span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518cm" svg:height="1.397cm" svg:x="4.054cm" svg:y="23.282cm">
          <text:p text:style-name="P2"><text:span text:style-name="T5">ρ</text:span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518cm" svg:height="1.397cm" svg:x="4.054cm" svg:y="25.276cm">
          <text:p text:style-name="P2"><text:span text:style-name="T5">ρ</text:span><text:span text:style-name="T4">IP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51cm" svg:y1="19.999cm" svg:x2="4.048cm" svg:y2="19.999cm">
          <text:p/>
        </draw:line>
        <draw:circle draw:style-name="gr7" draw:text-style-name="P2" draw:layer="layout" svg:width="0.381cm" svg:height="0.381cm" draw:transform="rotate (1.5707963267949) translate (2.786cm 22.173cm)" draw:kind="arc" draw:start-angle="180" draw:end-angle="0">
          <text:p/>
        </draw:circle>
        <draw:line draw:style-name="gr8" draw:text-style-name="P1" draw:layer="layout" svg:x1="2.977cm" svg:y1="27.035cm" svg:x2="2.977cm" svg:y2="22.173cm">
          <text:p/>
        </draw:line>
        <draw:line draw:style-name="gr8" draw:text-style-name="P1" draw:layer="layout" svg:x1="2.977cm" svg:y1="21.805cm" svg:x2="2.977cm" svg:y2="19.991cm">
          <text:p/>
        </draw:line>
        <draw:custom-shape draw:style-name="gr6" draw:text-style-name="P4" draw:layer="layout" svg:width="0.127cm" svg:height="0.127cm" svg:x="2.915cm" svg:y="1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27cm" svg:height="0.127cm" svg:x="2.915cm" svg:y="2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27cm" svg:height="0.127cm" svg:x="2.915cm" svg:y="2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413cm" svg:y1="25.776cm" svg:x2="3.413cm" svg:y2="24.17cm">
          <text:p/>
        </draw:line>
        <draw:circle draw:style-name="gr7" draw:text-style-name="P2" draw:layer="layout" svg:width="0.381cm" svg:height="0.381cm" draw:transform="rotate (1.5707963267949) translate (3.222cm 24.18cm)" draw:kind="arc" draw:start-angle="180" draw:end-angle="0">
          <text:p/>
        </draw:circle>
        <draw:line draw:style-name="gr8" draw:text-style-name="P1" draw:layer="layout" svg:x1="3.413cm" svg:y1="23.799cm" svg:x2="3.413cm" svg:y2="21.955cm">
          <text:p/>
        </draw:line>
        <draw:custom-shape draw:style-name="gr6" draw:text-style-name="P4" draw:layer="layout" svg:width="0.127cm" svg:height="0.127cm" svg:x="3.351cm" svg:y="2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926cm" svg:height="1.397cm" svg:x="7.456cm" svg:y="19.288cm">
          <text:p text:style-name="P2"><text:span text:style-name="T5">Var</text:span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926cm" svg:height="1.397cm" svg:x="7.456cm" svg:y="21.288cm">
          <text:p text:style-name="P2"><text:span text:style-name="T5">Cov</text:span><text:span text:style-name="T4">P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335cm" svg:y1="21.799cm" svg:x2="6.335cm" svg:y2="20.393cm">
          <text:p/>
        </draw:line>
        <draw:custom-shape draw:style-name="gr6" draw:text-style-name="P4" draw:layer="layout" svg:width="0.127cm" svg:height="0.127cm" svg:x="6.271cm" svg:y="19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7" draw:text-style-name="P2" draw:layer="layout" svg:width="0.381cm" svg:height="0.381cm" draw:transform="rotate (1.5707963267949) translate (6.142cm 22.18cm)" draw:kind="arc" draw:start-angle="180" draw:end-angle="0">
          <text:p/>
        </draw:circle>
        <draw:line draw:style-name="gr4" draw:text-style-name="P1" draw:layer="layout" svg:x1="2.651cm" svg:y1="21.986cm" svg:x2="4.048cm" svg:y2="21.986cm">
          <text:p/>
        </draw:line>
        <draw:line draw:style-name="gr4" draw:text-style-name="P1" draw:layer="layout" svg:x1="2.977cm" svg:y1="23.987cm" svg:x2="4.048cm" svg:y2="23.987cm">
          <text:p/>
        </draw:line>
        <draw:line draw:style-name="gr4" draw:text-style-name="P1" draw:layer="layout" svg:x1="2.977cm" svg:y1="26.203cm" svg:x2="4.048cm" svg:y2="26.203cm">
          <text:p/>
        </draw:line>
        <draw:line draw:style-name="gr4" draw:text-style-name="P1" draw:layer="layout" svg:x1="3.413cm" svg:y1="25.765cm" svg:x2="4.048cm" svg:y2="25.765cm">
          <text:p/>
        </draw:line>
        <draw:line draw:style-name="gr4" draw:text-style-name="P1" draw:layer="layout" svg:x1="5.572cm" svg:y1="19.769cm" svg:x2="7.477cm" svg:y2="19.769cm">
          <text:p/>
        </draw:line>
        <draw:line draw:style-name="gr4" draw:text-style-name="P1" draw:layer="layout" svg:x1="5.953cm" svg:y1="20.204cm" svg:x2="7.477cm" svg:y2="20.204cm">
          <text:p/>
        </draw:line>
        <draw:line draw:style-name="gr4" draw:text-style-name="P1" draw:layer="layout" svg:x1="5.572cm" svg:y1="21.987cm" svg:x2="7.477cm" svg:y2="21.987cm">
          <text:p/>
        </draw:line>
        <draw:line draw:style-name="gr4" draw:text-style-name="P1" draw:layer="layout" svg:x1="6.335cm" svg:y1="21.547cm" svg:x2="7.472cm" svg:y2="21.547cm">
          <text:p/>
        </draw:line>
        <draw:line draw:style-name="gr4" draw:text-style-name="P1" draw:layer="layout" svg:x1="7.096cm" svg:y1="22.427cm" svg:x2="7.477cm" svg:y2="22.427cm">
          <text:p/>
        </draw:line>
        <draw:custom-shape draw:style-name="gr20" draw:text-style-name="P5" draw:layer="layout" svg:width="1.518cm" svg:height="1.397cm" svg:x="11.287cm" svg:y="19.288cm">
          <text:p text:style-name="P2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518cm" svg:height="1.397cm" svg:x="11.287cm" svg:y="23.281cm">
          <text:p text:style-name="P2"><text:span text:style-name="T6">b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382cm" svg:y1="19.776cm" svg:x2="11.287cm" svg:y2="19.776cm">
          <text:p/>
        </draw:line>
        <draw:line draw:style-name="gr4" draw:text-style-name="P1" draw:layer="layout" svg:x1="10.271cm" svg:y1="20.207cm" svg:x2="11.287cm" svg:y2="20.207cm">
          <text:p/>
        </draw:line>
        <draw:line draw:style-name="gr4" draw:text-style-name="P1" draw:layer="layout" svg:x1="6.715cm" svg:y1="23.761cm" svg:x2="11.287cm" svg:y2="23.761cm">
          <text:p/>
        </draw:line>
        <draw:line draw:style-name="gr4" draw:text-style-name="P1" draw:layer="layout" svg:x1="6.333cm" svg:y1="24.193cm" svg:x2="11.287cm" svg:y2="24.193cm">
          <text:p/>
        </draw:line>
        <draw:custom-shape draw:style-name="gr20" draw:text-style-name="P2" draw:layer="layout" svg:width="1.518cm" svg:height="1.397cm" svg:x="14.708cm" svg:y="19.288cm">
          <text:p text:style-name="P2"><text:span text:style-name="T2">μ</text:span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518cm" svg:height="1.397cm" svg:x="14.708cm" svg:y="23.288cm">
          <text:p text:style-name="P2"><text:span text:style-name="T2">μ</text:span><text:span text:style-name="T4">b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807cm" svg:y1="19.994cm" svg:x2="14.712cm" svg:y2="19.994cm">
          <text:p/>
        </draw:line>
        <draw:line draw:style-name="gr4" draw:text-style-name="P1" draw:layer="layout" svg:x1="12.806cm" svg:y1="23.985cm" svg:x2="14.711cm" svg:y2="23.985cm">
          <text:p/>
        </draw:line>
        <draw:custom-shape draw:style-name="gr20" draw:text-style-name="P5" draw:layer="layout" svg:width="1.518cm" svg:height="1.397cm" svg:x="18.137cm" svg:y="19.288cm">
          <text:p text:style-name="P2"><text:span text:style-name="T5">q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863cm" svg:y1="19.992cm" svg:x2="18.138cm" svg:y2="19.992cm">
          <text:p/>
        </draw:line>
        <draw:line draw:style-name="gr4" draw:text-style-name="P1" draw:layer="layout" svg:x1="19.662cm" svg:y1="19.923cm" svg:x2="21.567cm" svg:y2="19.923cm">
          <text:p/>
        </draw:line>
        <draw:line draw:style-name="gr4" draw:text-style-name="P1" draw:layer="layout" svg:x1="16.233cm" svg:y1="19.549cm" svg:x2="18.138cm" svg:y2="19.549cm">
          <text:p/>
        </draw:line>
        <draw:line draw:style-name="gr4" draw:text-style-name="P1" draw:layer="layout" svg:x1="17.502cm" svg:y1="20.425cm" svg:x2="18.138cm" svg:y2="20.425cm">
          <text:p/>
        </draw:line>
        <draw:line draw:style-name="gr4" draw:text-style-name="P1" draw:layer="layout" svg:x1="12.049cm" svg:y1="20.685cm" svg:x2="12.049cm" svg:y2="23.281cm">
          <text:p/>
        </draw:line>
        <draw:line draw:style-name="gr8" draw:text-style-name="P1" draw:layer="layout" svg:x1="9.382cm" svg:y1="21.987cm" svg:x2="10.271cm" svg:y2="21.987cm">
          <text:p/>
        </draw:line>
        <draw:line draw:style-name="gr8" draw:text-style-name="P1" draw:layer="layout" svg:x1="10.271cm" svg:y1="21.987cm" svg:x2="10.271cm" svg:y2="20.207cm">
          <text:p/>
        </draw:line>
        <draw:circle draw:style-name="gr7" draw:text-style-name="P2" draw:layer="layout" svg:width="0.381cm" svg:height="0.381cm" draw:transform="rotate (1.5707963267949) translate (6.142cm 20.393cm)" draw:kind="arc" draw:start-angle="180" draw:end-angle="0">
          <text:p/>
        </draw:circle>
        <draw:line draw:style-name="gr8" draw:text-style-name="P1" draw:layer="layout" svg:x1="6.333cm" svg:y1="20.012cm" svg:x2="6.333cm" svg:y2="19.769cm">
          <text:p/>
        </draw:line>
        <draw:custom-shape draw:style-name="gr6" draw:text-style-name="P4" draw:layer="layout" svg:width="0.127cm" svg:height="0.127cm" svg:x="6.272cm" svg:y="2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956cm" svg:y1="21.8cm" svg:x2="5.956cm" svg:y2="20.191cm">
          <text:p/>
        </draw:line>
        <draw:circle draw:style-name="gr7" draw:text-style-name="P2" draw:layer="layout" svg:width="0.381cm" svg:height="0.381cm" draw:transform="rotate (1.5707963267949) translate (5.765cm 22.181cm)" draw:kind="arc" draw:start-angle="180" draw:end-angle="0">
          <text:p/>
        </draw:circle>
        <draw:line draw:style-name="gr5" draw:text-style-name="P1" draw:layer="layout" svg:x1="5.956cm" svg:y1="23.987cm" svg:x2="5.956cm" svg:y2="22.181cm">
          <text:p/>
        </draw:line>
        <draw:line draw:style-name="gr5" draw:text-style-name="P1" draw:layer="layout" svg:x1="5.956cm" svg:y1="23.987cm" svg:x2="5.572cm" svg:y2="23.987cm">
          <text:p/>
        </draw:line>
        <draw:line draw:style-name="gr8" draw:text-style-name="P1" draw:layer="layout" svg:x1="6.333cm" svg:y1="24.182cm" svg:x2="6.333cm" svg:y2="22.18cm">
          <text:p/>
        </draw:line>
        <draw:line draw:style-name="gr8" draw:text-style-name="P1" draw:layer="layout" svg:x1="7.096cm" svg:y1="23.57cm" svg:x2="7.096cm" svg:y2="22.427cm">
          <text:p/>
        </draw:line>
        <draw:circle draw:style-name="gr7" draw:text-style-name="P2" draw:layer="layout" svg:width="0.381cm" svg:height="0.381cm" draw:transform="rotate (1.5707963267949) translate (6.91cm 23.951cm)" draw:kind="arc" draw:start-angle="180" draw:end-angle="0">
          <text:p/>
        </draw:circle>
        <draw:line draw:style-name="gr8" draw:text-style-name="P1" draw:layer="layout" svg:x1="6.715cm" svg:y1="23.761cm" svg:x2="6.715cm" svg:y2="21.987cm">
          <text:p/>
        </draw:line>
        <draw:circle draw:style-name="gr7" draw:text-style-name="P2" draw:layer="layout" svg:width="0.381cm" svg:height="0.381cm" draw:transform="rotate (1.5707963267949) translate (6.91cm 24.378cm)" draw:kind="arc" draw:start-angle="180" draw:end-angle="0">
          <text:p/>
        </draw:circle>
        <draw:line draw:style-name="gr8" draw:text-style-name="P1" draw:layer="layout" svg:x1="7.101cm" svg:y1="24.014cm" svg:x2="7.101cm" svg:y2="23.937cm">
          <text:p/>
        </draw:line>
        <draw:line draw:style-name="gr5" draw:text-style-name="P1" draw:layer="layout" svg:x1="7.096cm" svg:y1="25.973cm" svg:x2="5.569cm" svg:y2="25.973cm">
          <text:p/>
        </draw:line>
        <draw:line draw:style-name="gr8" draw:text-style-name="P1" draw:layer="layout" svg:x1="7.096cm" svg:y1="25.973cm" svg:x2="7.096cm" svg:y2="24.368cm">
          <text:p/>
        </draw:line>
        <draw:line draw:style-name="gr22" draw:text-style-name="P6" draw:layer="layout" svg:x1="17.502cm" svg:y1="20.431cm" svg:x2="17.502cm" svg:y2="27.035cm">
          <text:p/>
        </draw:line>
        <draw:line draw:style-name="gr23" draw:text-style-name="P6" draw:layer="layout" svg:x1="16.863cm" svg:y1="19.992cm" svg:x2="16.863cm" svg:y2="23.987cm">
          <text:p/>
        </draw:line>
        <draw:line draw:style-name="gr8" draw:text-style-name="P1" draw:layer="layout" svg:x1="16.23cm" svg:y1="23.987cm" svg:x2="16.875cm" svg:y2="23.987cm">
          <text:p/>
        </draw:line>
        <draw:line draw:style-name="gr5" draw:text-style-name="P1" draw:layer="layout" svg:x1="17.51cm" svg:y1="27.035cm" svg:x2="2.977cm" svg:y2="27.035cm">
          <text:p/>
        </draw:line>
        <draw:custom-shape draw:style-name="gr6" draw:text-style-name="P4" draw:layer="layout" svg:width="0.127cm" svg:height="0.127cm" svg:x="6.272cm" svg:y="2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27cm" svg:height="0.127cm" svg:x="6.652cm" svg:y="2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" draw:layer="layout" svg:width="2.408cm" svg:height="2.384cm" svg:x="21.452cm" svg:y="18.721cm">
          <draw:text-box>
            <text:p text:style-name="P2">q_out</text:p>
          </draw:text-box>
        </draw:frame>
      </draw:page>
      <draw:page draw:name="page2" draw:style-name="dp1" draw:master-page-name="Default">
        <draw:frame draw:style-name="gr25" draw:text-style-name="P7" draw:layer="layout" svg:width="6.005cm" svg:height="0.962cm" svg:x="1.218cm" svg:y="1.181cm">
          <draw:text-box>
            <text:p>Precedence graph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00:38.909665000</meta:creation-date>
    <meta:generator>LibreOffice/5.2.0.4$MacOSX_X86_64 LibreOffice_project/066b007f5ebcc236395c7d282ba488bca6720265</meta:generator>
    <dc:date>2016-08-09T11:48:16.496771000</dc:date>
    <meta:editing-duration>P5DT23H48M54S</meta:editing-duration>
    <meta:editing-cycles>13</meta:editing-cycles>
    <meta:document-statistic meta:object-count="152"/>
  </office:meta>
</office:document-meta>
</file>